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-dash="_32__20_Dots_20_1_20_Dash" draw:textarea-horizontal-align="center" draw:textarea-vertical-align="middle"/>
    </style:style>
    <style:style style:name="gr2" style:family="graphic" style:parent-style-name="standard">
      <style:graphic-properties draw:stroke="solid" draw:fill-color="#99ccff" draw:textarea-horizontal-align="center" draw:textarea-vertical-align="middle"/>
    </style:style>
    <style:style style:name="gr3" style:family="graphic" style:parent-style-name="standard">
      <style:graphic-properties draw:stroke="solid" draw:fill-color="#ffffff" draw:textarea-horizontal-align="center" draw:textarea-vertical-align="middle"/>
    </style:style>
    <style:style style:name="gr4" style:family="graphic" style:parent-style-name="standard">
      <style:graphic-properties draw:stroke-dash="_32__20_Dots_20_1_20_Dash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-dash="_32__20_Dots_20_1_20_Dash" draw:marker-end="Arrow" draw:marker-end-width="0.3cm" draw:textarea-horizontal-align="center" draw:textarea-vertical-align="botto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8cm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-color="#94bd5e" draw:textarea-horizontal-align="center" draw:textarea-vertical-align="middle"/>
    </style:style>
    <style:style style:name="gr9" style:family="graphic" style:parent-style-name="standard">
      <style:graphic-properties draw:stroke-dash="_32__20_Dots_20_1_20_Dash" draw:marker-end="Arrow" draw:marker-end-width="0.3cm" draw:textarea-horizontal-align="left" draw:textarea-vertical-align="botto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'Liberation Mono'" style:font-family-generic="modern" style:font-pitch="fixed" fo:font-size="12pt" style:font-family-asian="'Liberation Mono'" style:font-family-generic-asian="modern" style:font-pitch-asian="fixed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style:font-size-asian="12pt" style:font-size-complex="12pt"/>
    </style:style>
    <style:style style:name="T3" style:family="text">
      <style:text-properties fo:font-family="'Liberation Mono'" style:font-family-generic="modern" style:font-pitch="fixed" fo:font-size="12pt" style:font-family-asian="'Liberation Mono'" style:font-family-generic-asian="modern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358cm" svg:y1="3.285cm" svg:x2="12.358cm" svg:y2="14.207cm">
          <text:p/>
        </draw:line>
        <draw:line draw:style-name="gr1" draw:text-style-name="P1" draw:layer="layout" svg:x1="19.796cm" svg:y1="3.286cm" svg:x2="19.796cm" svg:y2="14.208cm">
          <text:p/>
        </draw:line>
        <draw:rect draw:style-name="gr2" draw:text-style-name="P2" draw:layer="layout" svg:width="5.715cm" svg:height="1.645cm" svg:x="8.26cm" svg:y="1.635cm">
          <text:p text:style-name="P2"><text:span text:style-name="T1">Message Bus</text:span></text:p>
        </draw:rect>
        <draw:line draw:style-name="gr1" draw:text-style-name="P1" draw:layer="layout" svg:x1="6.334cm" svg:y1="3.159cm" svg:x2="6.334cm" svg:y2="4.556cm">
          <text:p/>
        </draw:line>
        <draw:rect draw:style-name="gr3" draw:text-style-name="P1" draw:layer="layout" svg:width="1.27cm" svg:height="9.658cm" svg:x="5.745cm" svg:y="4.55cm">
          <text:p/>
        </draw:rect>
        <draw:rect draw:style-name="gr3" draw:text-style-name="P1" draw:layer="layout" svg:width="1.27cm" svg:height="2.54cm" svg:x="11.765cm" svg:y="5.185cm">
          <text:p/>
        </draw:rect>
        <draw:line draw:style-name="gr4" draw:text-style-name="P3" draw:layer="layout" svg:x1="7.015cm" svg:y1="5.82cm" svg:x2="11.668cm" svg:y2="5.826cm">
          <text:p text:style-name="P1"><text:span text:style-name="T2">MessageBusUtil.</text:span></text:p>
          <text:p text:style-name="P1"><text:span text:style-name="T2">sendMessage()</text:span></text:p>
          <text:p text:style-name="P1"><text:span text:style-name="T2"/></text:p>
          <text:p text:style-name="P1"><text:span text:style-name="T2"/></text:p>
        </draw:line>
        <draw:line draw:style-name="gr5" draw:text-style-name="P4" draw:layer="layout" svg:x1="13.035cm" svg:y1="6.455cm" svg:x2="15.859cm" svg:y2="6.461cm">
          <text:p text:style-name="P2"><text:span text:style-name="T2">send()</text:span></text:p>
          <text:p text:style-name="P2"><text:span text:style-name="T2"/></text:p>
        </draw:line>
        <draw:frame draw:style-name="gr6" draw:text-style-name="P2" draw:layer="layout" svg:width="3.021cm" svg:height="1.673cm" svg:x="6.869cm" svg:y="8.955cm">
          <draw:text-box>
            <text:p text:style-name="P2"><text:span text:style-name="T1">(continue</text:span></text:p>
            <text:p text:style-name="P2"><text:span text:style-name="T1">with</text:span></text:p>
            <text:p text:style-name="P2"><text:span text:style-name="T1">processing)</text:span></text:p>
          </draw:text-box>
        </draw:frame>
        <draw:custom-shape draw:style-name="gr7" draw:text-style-name="P2" draw:layer="layout" svg:width="2.346cm" svg:height="1.524cm" svg:x="5.385cm" svg:y="1.635cm">
          <text:p text:style-name="P2"><text:span text:style-name="T1">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667cm" svg:height="1.524cm" svg:x="18.018cm" svg:y="1.762cm">
          <text:p text:style-name="P2"><text:span text:style-name="T1">Message</text:span></text:p>
          <text:p text:style-name="P2"><text:span text:style-name="T1">Listen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draw:layer="layout" svg:width="3.048cm" svg:height="1.651cm" svg:x="14.462cm" svg:y="1.635cm">
          <text:p text:style-name="P2"><text:span text:style-name="T1">Parallel</text:span></text:p>
          <text:p text:style-name="P2"><text:span text:style-name="T1">Destination</text:span></text:p>
        </draw:rect>
        <draw:custom-shape draw:style-name="gr7" draw:text-style-name="P2" draw:layer="layout" svg:width="2.667cm" svg:height="1.524cm" svg:x="21.193cm" svg:y="1.762cm">
          <text:p text:style-name="P2"><text:span text:style-name="T1">Message</text:span></text:p>
          <text:p text:style-name="P2"><text:span text:style-name="T1">Listen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17.256cm" svg:y1="11.525cm" svg:x2="21.955cm" svg:y2="11.525cm">
          <text:p text:style-name="P4">receive()</text:p>
        </draw:line>
        <draw:rect draw:style-name="gr3" draw:text-style-name="P1" draw:layer="layout" svg:width="1.065cm" svg:height="1.025cm" svg:x="19.25cm" svg:y="9.265cm">
          <text:p/>
        </draw:rect>
        <draw:line draw:style-name="gr9" draw:text-style-name="P5" draw:layer="layout" svg:x1="17.205cm" svg:y1="9.8cm" svg:x2="19.288cm" svg:y2="9.782cm">
          <text:p text:style-name="P2"><text:span text:style-name="T3">receive()</text:span></text:p>
        </draw:line>
        <draw:line draw:style-name="gr10" draw:text-style-name="P1" draw:layer="layout" svg:x1="16.57cm" svg:y1="7.86cm" svg:x2="18.475cm" svg:y2="7.86cm">
          <text:p/>
        </draw:line>
        <draw:line draw:style-name="gr11" draw:text-style-name="P1" draw:layer="layout" svg:x1="17.205cm" svg:y1="8.495cm" svg:x2="18.475cm" svg:y2="8.495cm">
          <text:p/>
        </draw:line>
        <draw:line draw:style-name="gr10" draw:text-style-name="P1" draw:layer="layout" svg:x1="18.475cm" svg:y1="7.86cm" svg:x2="18.475cm" svg:y2="8.495cm">
          <text:p/>
        </draw:line>
        <draw:line draw:style-name="gr1" draw:text-style-name="P1" draw:layer="layout" svg:x1="15.859cm" svg:y1="3.286cm" svg:x2="15.859cm" svg:y2="14.208cm">
          <text:p/>
        </draw:line>
        <draw:rect draw:style-name="gr3" draw:text-style-name="P1" draw:layer="layout" svg:width="1.27cm" svg:height="6.223cm" svg:x="15.3cm" svg:y="7.223cm">
          <text:p/>
        </draw:rect>
        <draw:rect draw:style-name="gr3" draw:text-style-name="P1" draw:layer="layout" svg:width="1.27cm" svg:height="4.316cm" svg:x="15.935cm" svg:y="8.495cm">
          <text:p/>
        </draw:rect>
        <draw:rect draw:style-name="gr3" draw:text-style-name="P1" draw:layer="layout" svg:width="1.065cm" svg:height="1.025cm" svg:x="22.033cm" svg:y="11.008cm">
          <text:p/>
        </draw:rect>
        <draw:frame draw:style-name="gr12" draw:text-style-name="P7" draw:layer="layout" svg:width="3.099cm" svg:height="0.89cm" svg:x="18.475cm" svg:y="7.86cm">
          <draw:text-box>
            <text:p text:style-name="P6"><text:span text:style-name="T2">dispatch()</text:span></text:p>
          </draw:text-box>
        </draw:frame>
        <draw:rect draw:style-name="gr13" draw:text-style-name="P1" draw:layer="layout" svg:width="8.858cm" svg:height="3.501cm" svg:x="14.494cm" svg:y="8.929cm">
          <text:p/>
        </draw:rect>
        <draw:line draw:style-name="gr14" draw:text-style-name="P1" draw:layer="layout" svg:x1="14.589cm" svg:y1="10.598cm" svg:x2="23.606cm" svg:y2="10.625cm">
          <text:p/>
        </draw:line>
        <draw:frame draw:style-name="gr15" draw:text-style-name="P6" draw:layer="layout" svg:width="1.921cm" svg:height="0.954cm" draw:transform="rotate (1.5707963267949) translate (13.732cm 11.34cm)">
          <draw:text-box>
            <text:p text:style-name="P6"><text:span text:style-name="T1">parallel</text:span></text:p>
          </draw:text-box>
        </draw:frame>
        <draw:line draw:style-name="gr1" draw:text-style-name="P1" draw:layer="layout" svg:x1="22.59cm" svg:y1="3.286cm" svg:x2="22.59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6T13:16:51.83</meta:creation-date>
    <dc:date>2012-07-06T14:38:16.11</dc:date>
    <meta:editing-duration>PT1H19M13S</meta:editing-duration>
    <meta:editing-cycles>16</meta:editing-cycles>
    <meta:generator>LibreOffice/3.5$Windows_x86 LibreOffice_project/165a79a-7059095-e13bb37-fef39a4-9503d18</meta:generator>
    <meta:document-statistic meta:object-count="28"/>
  </office:meta>
</office:document-meta>
</file>